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in" fo:margin-bottom="0in" table:align="margins" style:shadow="none"/>
    </style:style>
    <style:style style:name="Table1.A" style:family="table-column">
      <style:table-column-properties style:column-width="0.9375in" style:rel-column-width="1350*"/>
    </style:style>
    <style:style style:name="Table1.B" style:family="table-column">
      <style:table-column-properties style:column-width="0.6861in" style:rel-column-width="988*"/>
    </style:style>
    <style:style style:name="Table1.C" style:family="table-column">
      <style:table-column-properties style:column-width="0.7549in" style:rel-column-width="1087*"/>
    </style:style>
    <style:style style:name="Table1.E" style:family="table-column">
      <style:table-column-properties style:column-width="0.6854in" style:rel-column-width="987*"/>
    </style:style>
    <style:style style:name="Table1.H" style:family="table-column">
      <style:table-column-properties style:column-width="0.7556in" style:rel-column-width="1088*"/>
    </style:style>
    <style:style style:name="Table1.I" style:family="table-column">
      <style:table-column-properties style:column-width="0.8021in" style:rel-column-width="1155*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.0201in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bottom" fo:padding="0.0201in" fo:border="0.05pt solid #000000"/>
    </style:style>
    <style:style style:name="Table1.A2" style:family="table-cell">
      <style:table-cell-properties style:vertical-align="bottom" fo:background-color="#e6e6ff" fo:padding="0.0201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bottom" fo:background-color="#dddddd" fo:padding="0.0201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3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3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4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4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5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5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6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6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7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7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8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8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9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9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9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9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10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10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10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10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D11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F11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H11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1.J11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0674c6" officeooo:paragraph-rsid="000674c6"/>
    </style:style>
    <style:style style:name="P2" style:family="paragraph" style:parent-style-name="Standard">
      <style:paragraph-properties fo:text-align="center" style:justify-single-word="false"/>
      <style:text-properties fo:font-size="36pt" officeooo:rsid="000674c6" officeooo:paragraph-rsid="000674c6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674c6" officeooo:paragraph-rsid="000674c6" style:font-size-asian="20pt" style:font-size-complex="2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officeooo:rsid="000674c6" officeooo:paragraph-rsid="000674c6"/>
    </style:style>
    <style:style style:name="P6" style:family="paragraph" style:parent-style-name="Standard">
      <style:paragraph-properties fo:text-align="center" style:justify-single-word="false"/>
      <style:text-properties officeooo:rsid="000674c6" officeooo:paragraph-rsid="000674c6"/>
    </style:style>
    <style:style style:name="P7" style:family="paragraph" style:parent-style-name="Standard">
      <style:paragraph-properties fo:text-align="center" style:justify-single-word="false"/>
      <style:text-properties fo:font-size="14pt" officeooo:rsid="0009ec63" officeooo:paragraph-rsid="0009ec6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32pt" officeooo:rsid="0009ec63" officeooo:paragraph-rsid="0009ec63" style:font-size-asian="32pt" style:font-size-complex="32pt"/>
    </style:style>
    <style:style style:name="P9" style:family="paragraph" style:parent-style-name="Standard">
      <style:text-properties style:font-name="sans-serif" fo:font-size="10.5pt" officeooo:paragraph-rsid="000a2418"/>
    </style:style>
    <style:style style:name="P10" style:family="paragraph" style:parent-style-name="Standard" style:list-style-name="L1">
      <style:text-properties officeooo:paragraph-rsid="000a2418"/>
    </style:style>
    <style:style style:name="P11" style:family="paragraph" style:parent-style-name="Standard" style:list-style-name="L2">
      <style:text-properties officeooo:paragraph-rsid="000a2418"/>
    </style:style>
    <style:style style:name="P12" style:family="paragraph" style:parent-style-name="Standard" style:list-style-name="L3"/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fo:background-color="#ccffcc">
        <style:background-image/>
      </style:paragraph-properties>
    </style:style>
    <style:style style:name="P15" style:family="paragraph" style:parent-style-name="Standard">
      <style:paragraph-properties fo:text-align="center" style:justify-single-word="false" fo:background-color="#ffffcc">
        <style:background-image/>
      </style:paragraph-properties>
    </style:style>
    <style:style style:name="P16" style:family="paragraph" style:parent-style-name="Text_20_body">
      <style:text-properties fo:font-size="12pt" fo:font-weight="normal" officeooo:rsid="000b66d4" officeooo:paragraph-rsid="000b66d4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officeooo:rsid="000d9556" officeooo:paragraph-rsid="000d9556"/>
    </style:style>
    <style:style style:name="P18" style:family="paragraph" style:parent-style-name="Text_20_body">
      <style:text-properties officeooo:rsid="000fb7e4" officeooo:paragraph-rsid="000fb7e4"/>
    </style:style>
    <style:style style:name="P19" style:family="paragraph" style:parent-style-name="Heading_20_1">
      <style:paragraph-properties fo:break-before="page"/>
      <style:text-properties officeooo:paragraph-rsid="000a2418"/>
    </style:style>
    <style:style style:name="P20" style:family="paragraph" style:parent-style-name="Heading_20_1">
      <style:text-properties officeooo:paragraph-rsid="000a2418"/>
    </style:style>
    <style:style style:name="P21" style:family="paragraph" style:parent-style-name="Heading_20_1">
      <style:text-properties fo:font-size="18.2000007629395pt" fo:font-weight="bold" officeooo:rsid="000a2418" officeooo:paragraph-rsid="000a2418" style:font-size-asian="15.8999996185303pt" style:font-weight-asian="bold" style:font-size-complex="18.2000007629395pt" style:font-weight-complex="bold"/>
    </style:style>
    <style:style style:name="P22" style:family="paragraph" style:parent-style-name="Heading_20_1">
      <style:text-properties officeooo:rsid="000bede8" officeooo:paragraph-rsid="000bede8"/>
    </style:style>
    <style:style style:name="P23" style:family="paragraph" style:parent-style-name="Heading_20_1">
      <style:text-properties officeooo:rsid="000f0984" officeooo:paragraph-rsid="000f0984"/>
    </style:style>
    <style:style style:name="T1" style:family="text">
      <style:text-properties officeooo:rsid="0009ec63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a2418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a2418" style:font-size-asian="12pt" style:font-weight-asian="normal" style:font-size-complex="12pt" style:font-weight-complex="normal"/>
    </style:style>
    <style:style style:name="T6" style:family="text">
      <style:text-properties style:font-name="Liberation Serif" officeooo:rsid="000bede8"/>
    </style:style>
    <style:style style:name="T7" style:family="text">
      <style:text-properties style:font-name="Liberation Serif" officeooo:rsid="000f0984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sans-serif" fo:font-size="10.5pt"/>
    </style:style>
    <style:style style:name="T10" style:family="text">
      <style:text-properties officeooo:rsid="000fb7e4"/>
    </style:style>
    <style:style style:name="T11" style:family="text">
      <style:text-properties officeooo:rsid="0013ec7e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wrap="non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Sprawozdanie z <text:span text:style-name="T1">projektu</text:span></text:p>
      <text:p text:style-name="P2"/>
      <text:p text:style-name="P2"/>
      <text:p text:style-name="P2">Zaawansowane Biblioteki Programistyczne</text:p>
      <text:p text:style-name="P3"/>
      <text:p text:style-name="P7">Temat projektu:</text:p>
      <text:p text:style-name="P6"/>
      <text:p text:style-name="P8">P01 - Alokator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or sprawozdania: </text:p>
      <text:p text:style-name="P1">Marcin Kolny (marcin.kolny@gmail.com)</text:p>
      <text:h text:style-name="P19" text:outline-level="1"><text:span text:style-name="T3">1. Cel projektu</text:span></text:h>
      <text:h text:style-name="P20" text:outline-level="1"><text:span text:style-name="T5">S</text:span><text:span text:style-name="T8">tworzyć alokator buforujący rzeczywiste alokacje pamięci w systemie operacyjnym</text:span><text:span text:style-name="T4">.</text:span></text:h>
      <text:list xml:id="list8492300135861255913" text:style-name="L1">
        <text:list-item>
          <text:p text:style-name="P10"><text:span text:style-name="T9">Alokator powinien żądać pamięci w postaci puli o stosunkowo dużym rozmiarze</text:span></text:p>
        </text:list-item>
      </text:list>
      <text:p text:style-name="P9">(np. 1 MB) i wydzielać tę pamięć kontenerom na żądanie </text:p>
      <text:list xml:id="list8149659998051665532" text:style-name="L2">
        <text:list-item>
          <text:p text:style-name="P11"><text:span text:style-name="T9">Należy zapewnić właściwą obsługę zwalniania pamięci</text:span></text:p>
        </text:list-item>
      </text:list>
      <text:list xml:id="list4022364327266245250" text:style-name="L3">
        <text:list-item>
          <text:p text:style-name="P12"><text:span text:style-name="T9">Należy porównać uzyskany alokator ze standardowymi dla kolekcji sekwencyjnych</text:span></text:p>
        </text:list-item>
      </text:list>
      <text:p text:style-name="Standard"><text:span text:style-name="T9">i asocjacyjnyc</text:span></text:p>
      <text:h text:style-name="P21" text:outline-level="1"><text:span text:style-name="T2">2. Realizacja projektu</text:span></text:h>
      <text:p text:style-name="P16"><text:span text:style-name="T2">Realizacja projektu znajduje się w pliku src/effective_allocator.h W pliku </text:span><text:span text:style-name="T7">src/</text:span><text:span text:style-name="T2">test.cpp znajduje się natomiast program testujący implementację alokatora. Plik </text:span><text:span text:style-name="T7">src/</text:span><text:span text:style-name="T2">logger.h zawiera implementację klasy pomocniczej, która służyła mi do debuggowania alokatora </text:span><text:span text:style-name="T7">oraz wyświetlania wyników pomiarów</text:span><text:span text:style-name="T2">.</text:span></text:p>
      <text:h text:style-name="P22" text:outline-level="1"><text:span text:style-name="T2">3. Uzyskane wyniki</text:span></text:h>
      <text:p text:style-name="P17"><text:span text:style-name="T6">P</text:span><text:span text:style-name="T2">onizej prezentuję wyniki, jakie udało mi się uzyskać, </text:span><text:span text:style-name="T7">testując alokator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E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5">Rozmiar alokatora * <text:span text:style-name="T10">8</text:span></text:p>
          </table:table-cell>
          <table:table-cell table:style-name="Table1.A1" office:value-type="string">
            <text:p text:style-name="P14">vector standard</text:p>
          </table:table-cell>
          <table:table-cell table:style-name="Table1.A1" office:value-type="string">
            <text:p text:style-name="P14">vector effective</text:p>
          </table:table-cell>
          <table:table-cell table:style-name="Table1.A1" office:value-type="string">
            <text:p text:style-name="P14">list standard</text:p>
          </table:table-cell>
          <table:table-cell table:style-name="Table1.A1" office:value-type="string">
            <text:p text:style-name="P14">list effective</text:p>
          </table:table-cell>
          <table:table-cell table:style-name="Table1.A1" office:value-type="string">
            <text:p text:style-name="P14">set standard</text:p>
          </table:table-cell>
          <table:table-cell table:style-name="Table1.A1" office:value-type="string">
            <text:p text:style-name="P14">set effective</text:p>
          </table:table-cell>
          <table:table-cell table:style-name="Table1.A1" office:value-type="string">
            <text:p text:style-name="P14">multiset standard</text:p>
          </table:table-cell>
          <table:table-cell table:style-name="Table1.A1" office:value-type="string">
            <text:p text:style-name="P14"><text:span text:style-name="T10">multiset</text:span> effective</text:p>
          </table:table-cell>
          <table:table-cell table:style-name="Table1.J1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52382</text:p>
          </table:table-cell>
          <table:table-cell table:style-name="Table1.C2" office:value-type="string">
            <text:p text:style-name="P4">46696</text:p>
          </table:table-cell>
          <table:table-cell table:style-name="Table1.D2" office:value-type="string">
            <text:p text:style-name="P4">29281</text:p>
          </table:table-cell>
          <table:table-cell table:style-name="Table1.C2" office:value-type="string">
            <text:p text:style-name="P4">44589</text:p>
          </table:table-cell>
          <table:table-cell table:style-name="Table1.F2" office:value-type="string">
            <text:p text:style-name="P4">3704519</text:p>
          </table:table-cell>
          <table:table-cell table:style-name="Table1.C2" office:value-type="string">
            <text:p text:style-name="P4">4009538</text:p>
          </table:table-cell>
          <table:table-cell table:style-name="Table1.H2" office:value-type="string">
            <text:p text:style-name="P4">3280932</text:p>
          </table:table-cell>
          <table:table-cell table:style-name="Table1.C2" office:value-type="string">
            <text:p text:style-name="P4">3810678</text:p>
          </table:table-cell>
          <table:table-cell table:style-name="Table1.J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16</text:p>
          </table:table-cell>
          <table:table-cell table:style-name="Table1.B3" office:value-type="string">
            <text:p text:style-name="P4">50056</text:p>
          </table:table-cell>
          <table:table-cell table:style-name="Table1.C2" office:value-type="string">
            <text:p text:style-name="P4">46081</text:p>
          </table:table-cell>
          <table:table-cell table:style-name="Table1.D3" office:value-type="string">
            <text:p text:style-name="P4">29184</text:p>
          </table:table-cell>
          <table:table-cell table:style-name="Table1.C2" office:value-type="string">
            <text:p text:style-name="P4">13689</text:p>
          </table:table-cell>
          <table:table-cell table:style-name="Table1.F3" office:value-type="string">
            <text:p text:style-name="P4">3421839</text:p>
          </table:table-cell>
          <table:table-cell table:style-name="Table1.C2" office:value-type="string">
            <text:p text:style-name="P4">1844120</text:p>
          </table:table-cell>
          <table:table-cell table:style-name="Table1.H3" office:value-type="string">
            <text:p text:style-name="P4">3443538</text:p>
          </table:table-cell>
          <table:table-cell table:style-name="Table1.C2" office:value-type="string">
            <text:p text:style-name="P4">1836682</text:p>
          </table:table-cell>
          <table:table-cell table:style-name="Table1.J3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256</text:p>
          </table:table-cell>
          <table:table-cell table:style-name="Table1.B4" office:value-type="string">
            <text:p text:style-name="P4">49881</text:p>
          </table:table-cell>
          <table:table-cell table:style-name="Table1.C2" office:value-type="string">
            <text:p text:style-name="P4">45521</text:p>
          </table:table-cell>
          <table:table-cell table:style-name="Table1.D4" office:value-type="string">
            <text:p text:style-name="P4">29188</text:p>
          </table:table-cell>
          <table:table-cell table:style-name="Table1.C2" office:value-type="string">
            <text:p text:style-name="P4">12110</text:p>
          </table:table-cell>
          <table:table-cell table:style-name="Table1.F4" office:value-type="string">
            <text:p text:style-name="P4">3449856</text:p>
          </table:table-cell>
          <table:table-cell table:style-name="Table1.C2" office:value-type="string">
            <text:p text:style-name="P4">1462806</text:p>
          </table:table-cell>
          <table:table-cell table:style-name="Table1.H4" office:value-type="string">
            <text:p text:style-name="P4">3483864</text:p>
          </table:table-cell>
          <table:table-cell table:style-name="Table1.C2" office:value-type="string">
            <text:p text:style-name="P4">1438119</text:p>
          </table:table-cell>
          <table:table-cell table:style-name="Table1.J4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1024</text:p>
          </table:table-cell>
          <table:table-cell table:style-name="Table1.B5" office:value-type="string">
            <text:p text:style-name="P4">54353</text:p>
          </table:table-cell>
          <table:table-cell table:style-name="Table1.C2" office:value-type="string">
            <text:p text:style-name="P4">45598</text:p>
          </table:table-cell>
          <table:table-cell table:style-name="Table1.D5" office:value-type="string">
            <text:p text:style-name="P4">28928</text:p>
          </table:table-cell>
          <table:table-cell table:style-name="Table1.C2" office:value-type="string">
            <text:p text:style-name="P4">11937</text:p>
          </table:table-cell>
          <table:table-cell table:style-name="Table1.F5" office:value-type="string">
            <text:p text:style-name="P4">3471902</text:p>
          </table:table-cell>
          <table:table-cell table:style-name="Table1.C2" office:value-type="string">
            <text:p text:style-name="P4">1465804</text:p>
          </table:table-cell>
          <table:table-cell table:style-name="Table1.H5" office:value-type="string">
            <text:p text:style-name="P4">3501904</text:p>
          </table:table-cell>
          <table:table-cell table:style-name="Table1.C2" office:value-type="string">
            <text:p text:style-name="P4">1450849</text:p>
          </table:table-cell>
          <table:table-cell table:style-name="Table1.J5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16384</text:p>
          </table:table-cell>
          <table:table-cell table:style-name="Table1.B6" office:value-type="string">
            <text:p text:style-name="P4">53980</text:p>
          </table:table-cell>
          <table:table-cell table:style-name="Table1.C2" office:value-type="string">
            <text:p text:style-name="P4">44925</text:p>
          </table:table-cell>
          <table:table-cell table:style-name="Table1.D6" office:value-type="string">
            <text:p text:style-name="P4">29117</text:p>
          </table:table-cell>
          <table:table-cell table:style-name="Table1.C2" office:value-type="string">
            <text:p text:style-name="P4">11790</text:p>
          </table:table-cell>
          <table:table-cell table:style-name="Table1.F6" office:value-type="string">
            <text:p text:style-name="P4">3473114</text:p>
          </table:table-cell>
          <table:table-cell table:style-name="Table1.C2" office:value-type="string">
            <text:p text:style-name="P4">1973265</text:p>
          </table:table-cell>
          <table:table-cell table:style-name="Table1.H6" office:value-type="string">
            <text:p text:style-name="P4">3431517</text:p>
          </table:table-cell>
          <table:table-cell table:style-name="Table1.C2" office:value-type="string">
            <text:p text:style-name="P4">1977028</text:p>
          </table:table-cell>
          <table:table-cell table:style-name="Table1.J6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32768</text:p>
          </table:table-cell>
          <table:table-cell table:style-name="Table1.B7" office:value-type="string">
            <text:p text:style-name="P4">55167</text:p>
          </table:table-cell>
          <table:table-cell table:style-name="Table1.C2" office:value-type="string">
            <text:p text:style-name="P4">44158</text:p>
          </table:table-cell>
          <table:table-cell table:style-name="Table1.D7" office:value-type="string">
            <text:p text:style-name="P4">28934</text:p>
          </table:table-cell>
          <table:table-cell table:style-name="Table1.C2" office:value-type="string">
            <text:p text:style-name="P4">11698</text:p>
          </table:table-cell>
          <table:table-cell table:style-name="Table1.F7" office:value-type="string">
            <text:p text:style-name="P4">3458815</text:p>
          </table:table-cell>
          <table:table-cell table:style-name="Table1.C2" office:value-type="string">
            <text:p text:style-name="P4">2141012</text:p>
          </table:table-cell>
          <table:table-cell table:style-name="Table1.H7" office:value-type="string">
            <text:p text:style-name="P4">3521896</text:p>
          </table:table-cell>
          <table:table-cell table:style-name="Table1.C2" office:value-type="string">
            <text:p text:style-name="P4">2113058</text:p>
          </table:table-cell>
          <table:table-cell table:style-name="Table1.J7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262144</text:p>
          </table:table-cell>
          <table:table-cell table:style-name="Table1.B8" office:value-type="string">
            <text:p text:style-name="P4">52126</text:p>
          </table:table-cell>
          <table:table-cell table:style-name="Table1.C2" office:value-type="string">
            <text:p text:style-name="P4">44883</text:p>
          </table:table-cell>
          <table:table-cell table:style-name="Table1.D8" office:value-type="string">
            <text:p text:style-name="P4">29145</text:p>
          </table:table-cell>
          <table:table-cell table:style-name="Table1.C2" office:value-type="string">
            <text:p text:style-name="P4">11845</text:p>
          </table:table-cell>
          <table:table-cell table:style-name="Table1.F8" office:value-type="string">
            <text:p text:style-name="P4">3432036</text:p>
          </table:table-cell>
          <table:table-cell table:style-name="Table1.C2" office:value-type="string">
            <text:p text:style-name="P4">2674418</text:p>
          </table:table-cell>
          <table:table-cell table:style-name="Table1.H8" office:value-type="string">
            <text:p text:style-name="P4">3511496</text:p>
          </table:table-cell>
          <table:table-cell table:style-name="Table1.C2" office:value-type="string">
            <text:p text:style-name="P4">2707406</text:p>
          </table:table-cell>
          <table:table-cell table:style-name="Table1.J8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1048576</text:p>
          </table:table-cell>
          <table:table-cell table:style-name="Table1.B9" office:value-type="string">
            <text:p text:style-name="P4">52146</text:p>
          </table:table-cell>
          <table:table-cell table:style-name="Table1.C2" office:value-type="string">
            <text:p text:style-name="P4">44545</text:p>
          </table:table-cell>
          <table:table-cell table:style-name="Table1.D9" office:value-type="string">
            <text:p text:style-name="P4">29195</text:p>
          </table:table-cell>
          <table:table-cell table:style-name="Table1.C2" office:value-type="string">
            <text:p text:style-name="P4">11800</text:p>
          </table:table-cell>
          <table:table-cell table:style-name="Table1.F9" office:value-type="string">
            <text:p text:style-name="P4">3541837</text:p>
          </table:table-cell>
          <table:table-cell table:style-name="Table1.C2" office:value-type="string">
            <text:p text:style-name="P4">2952948</text:p>
          </table:table-cell>
          <table:table-cell table:style-name="Table1.H9" office:value-type="string">
            <text:p text:style-name="P4">3569389</text:p>
          </table:table-cell>
          <table:table-cell table:style-name="Table1.C2" office:value-type="string">
            <text:p text:style-name="P4">2861829</text:p>
          </table:table-cell>
          <table:table-cell table:style-name="Table1.J9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16777216</text:p>
          </table:table-cell>
          <table:table-cell table:style-name="Table1.B10" office:value-type="string">
            <text:p text:style-name="P4">54430</text:p>
          </table:table-cell>
          <table:table-cell table:style-name="Table1.C2" office:value-type="string">
            <text:p text:style-name="P4">43416</text:p>
          </table:table-cell>
          <table:table-cell table:style-name="Table1.D10" office:value-type="string">
            <text:p text:style-name="P4">29257</text:p>
          </table:table-cell>
          <table:table-cell table:style-name="Table1.C2" office:value-type="string">
            <text:p text:style-name="P4">13599</text:p>
          </table:table-cell>
          <table:table-cell table:style-name="Table1.F10" office:value-type="string">
            <text:p text:style-name="P4">3581739</text:p>
          </table:table-cell>
          <table:table-cell table:style-name="Table1.C2" office:value-type="string">
            <text:p text:style-name="P4">3019961</text:p>
          </table:table-cell>
          <table:table-cell table:style-name="Table1.H10" office:value-type="string">
            <text:p text:style-name="P4">3466137</text:p>
          </table:table-cell>
          <table:table-cell table:style-name="Table1.C2" office:value-type="string">
            <text:p text:style-name="P4">3209617</text:p>
          </table:table-cell>
          <table:table-cell table:style-name="Table1.J10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33554432</text:p>
          </table:table-cell>
          <table:table-cell table:style-name="Table1.B11" office:value-type="string">
            <text:p text:style-name="P4">51203</text:p>
          </table:table-cell>
          <table:table-cell table:style-name="Table1.C2" office:value-type="string">
            <text:p text:style-name="P4">44137</text:p>
          </table:table-cell>
          <table:table-cell table:style-name="Table1.D11" office:value-type="string">
            <text:p text:style-name="P4">28351</text:p>
          </table:table-cell>
          <table:table-cell table:style-name="Table1.C2" office:value-type="string">
            <text:p text:style-name="P4">13694</text:p>
          </table:table-cell>
          <table:table-cell table:style-name="Table1.F11" office:value-type="string">
            <text:p text:style-name="P4">3511954</text:p>
          </table:table-cell>
          <table:table-cell table:style-name="Table1.C2" office:value-type="string">
            <text:p text:style-name="P4">2951777</text:p>
          </table:table-cell>
          <table:table-cell table:style-name="Table1.H11" office:value-type="string">
            <text:p text:style-name="P4">3429888</text:p>
          </table:table-cell>
          <table:table-cell table:style-name="Table1.C2" office:value-type="string">
            <text:p text:style-name="P4">2983789</text:p>
          </table:table-cell>
          <table:table-cell table:style-name="Table1.J11" office:value-type="string">
            <text:p text:style-name="P4"/>
          </table:table-cell>
        </table:table-row>
      </table:table>
      <text:p text:style-name="Standard"/>
      <text:p text:style-name="P17"/>
      <text:p text:style-name="P17"/>
      <text:p text:style-name="P17"/>
      <text:p text:style-name="P17"><draw:frame draw:style-name="fr2" draw:name="Object2" text:anchor-type="paragraph" svg:width="6.2992in" svg:height="3.5453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h text:style-name="P23" text:outline-level="1"><draw:frame draw:style-name="fr1" draw:name="Object1" text:anchor-type="paragraph" svg:x="0.5228in" svg:y="-0.0898in" svg:width="5.3382in" svg:height="3.5453in" draw:z-index="0"><draw:object xlink:href="./Object 1" xlink:type="simple" xlink:show="embed" xlink:actuate="onLoad"/><draw:image xlink:href="./ObjectReplacements/Object 1" xlink:type="simple" xlink:show="embed" xlink:actuate="onLoad"/></draw:frame>4. Wnioski</text:h>
      <text:p text:style-name="P18">Jak widać na powyższych wykresach, alokator, który pozwala na <text:span text:style-name="T11">alokację większej ilości danych na raz jest o wiele wydajniejszy pod względem czasowym. Warto jednak zwrócić uwagę, że alokacja bardzo dużych bloków pamięci często nie ma sensu – nie uzyskujemy w ten sposób znacznej poprawy efektywności, a czasami nawet powoduje to pogorszenie wydajności alokat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1:34:28.196564271</meta:creation-date>
    <dc:date>2015-01-26T10:29:11.741406578</dc:date>
    <meta:editing-duration>PT13H58M22S</meta:editing-duration>
    <meta:editing-cycles>12</meta:editing-cycles>
    <meta:generator>LibreOffice/4.2.7.2$Linux_X86_64 LibreOffice_project/420m0$Build-2</meta:generator>
    <meta:document-statistic meta:table-count="1" meta:image-count="0" meta:object-count="2" meta:page-count="3" meta:paragraph-count="118" meta:word-count="282" meta:character-count="1963" meta:non-whitespace-character-count="17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8cm" svg:height="9.004cm" xlink:href="." xlink:type="simple" chart:class="chart:scatter" chart:style-name="ch1">
        <chart:title svg:x="0.399cm" svg:y="0.316cm" chart:style-name="ch2">
          <text:p>Porównanie standardowego alokatora z efektywnym alokatorem</text:p>
        </chart:title>
        <chart:subtitle svg:x="4.103cm" svg:y="1.301cm" chart:style-name="ch3">
          <text:p>dla kontenerów asocjacyjnych</text:p>
        </chart:subtitle>
        <chart:legend chart:legend-position="end" svg:x="9.568cm" svg:y="3.456cm" style:legend-expansion="high" chart:style-name="ch4"/>
        <chart:plot-area chart:style-name="ch5" chart:data-source-has-labels="both" svg:x="1.282cm" svg:y="2.19cm" svg:width="8.015cm" svg:height="5.653cm">
          <chartooo:coordinate-region svg:x="2.829cm" svg:y="2.389cm" svg:width="5.725cm" svg:height="4.807cm"/>
          <chart:axis chart:dimension="x" chart:name="primary-x" chart:style-name="ch6" chartooo:axis-type="auto">
            <chart:title svg:x="3.181cm" svg:y="8.023cm" chart:style-name="ch7">
              <text:p>Rozmiar dla alokatora * 8 [B]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735cm" chart:style-name="ch8">
              <text:p>Czas [μs]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D$2:.$D$11" chart:label-cell-address="local-table.$D$1" chart:class="chart:scatter">
            <chart:data-point chart:repeated="10"/>
          </chart:series>
          <chart:series chart:style-name="ch12" chart:values-cell-range-address="local-table.$E$2:.$E$11" chart:label-cell-address="local-table.$E$1" chart:class="chart:scatter">
            <chart:data-point chart:repeated="10"/>
          </chart:series>
          <chart:series chart:style-name="ch13" chart:values-cell-range-address="local-table.$F$2:.$F$11" chart:label-cell-address="local-table.$F$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t standard</text:p>
              </table:table-cell>
              <table:table-cell office:value-type="string">
                <text:p>set effective</text:p>
              </table:table-cell>
              <table:table-cell office:value-type="string">
                <text:p>multiset standard</text:p>
              </table:table-cell>
              <table:table-cell office:value-type="string">
                <text:p>multiset effec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04519">
                <text:p>3704519</text:p>
              </table:table-cell>
              <table:table-cell office:value-type="float" office:value="4009538">
                <text:p>4009538</text:p>
              </table:table-cell>
              <table:table-cell office:value-type="float" office:value="3280932">
                <text:p>3280932</text:p>
              </table:table-cell>
              <table:table-cell office:value-type="float" office:value="3810678">
                <text:p>38106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421839">
                <text:p>3421839</text:p>
              </table:table-cell>
              <table:table-cell office:value-type="float" office:value="1844120">
                <text:p>1844120</text:p>
              </table:table-cell>
              <table:table-cell office:value-type="float" office:value="3443538">
                <text:p>3443538</text:p>
              </table:table-cell>
              <table:table-cell office:value-type="float" office:value="1836682">
                <text:p>1836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3449856">
                <text:p>3449856</text:p>
              </table:table-cell>
              <table:table-cell office:value-type="float" office:value="1462806">
                <text:p>1462806</text:p>
              </table:table-cell>
              <table:table-cell office:value-type="float" office:value="3483864">
                <text:p>3483864</text:p>
              </table:table-cell>
              <table:table-cell office:value-type="float" office:value="1438119">
                <text:p>1438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3471902">
                <text:p>3471902</text:p>
              </table:table-cell>
              <table:table-cell office:value-type="float" office:value="1465804">
                <text:p>1465804</text:p>
              </table:table-cell>
              <table:table-cell office:value-type="float" office:value="3501904">
                <text:p>3501904</text:p>
              </table:table-cell>
              <table:table-cell office:value-type="float" office:value="1450849">
                <text:p>1450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3473114">
                <text:p>3473114</text:p>
              </table:table-cell>
              <table:table-cell office:value-type="float" office:value="1973265">
                <text:p>1973265</text:p>
              </table:table-cell>
              <table:table-cell office:value-type="float" office:value="3431517">
                <text:p>3431517</text:p>
              </table:table-cell>
              <table:table-cell office:value-type="float" office:value="1977028">
                <text:p>1977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3458815">
                <text:p>3458815</text:p>
              </table:table-cell>
              <table:table-cell office:value-type="float" office:value="2141012">
                <text:p>2141012</text:p>
              </table:table-cell>
              <table:table-cell office:value-type="float" office:value="3521896">
                <text:p>3521896</text:p>
              </table:table-cell>
              <table:table-cell office:value-type="float" office:value="2113058">
                <text:p>2113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3432036">
                <text:p>3432036</text:p>
              </table:table-cell>
              <table:table-cell office:value-type="float" office:value="2674418">
                <text:p>2674418</text:p>
              </table:table-cell>
              <table:table-cell office:value-type="float" office:value="3511496">
                <text:p>3511496</text:p>
              </table:table-cell>
              <table:table-cell office:value-type="float" office:value="2707406">
                <text:p>2707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3541837">
                <text:p>3541837</text:p>
              </table:table-cell>
              <table:table-cell office:value-type="float" office:value="2952948">
                <text:p>2952948</text:p>
              </table:table-cell>
              <table:table-cell office:value-type="float" office:value="3569389">
                <text:p>3569389</text:p>
              </table:table-cell>
              <table:table-cell office:value-type="float" office:value="2861829">
                <text:p>2861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">
                <text:p>16777216</text:p>
              </table:table-cell>
              <table:table-cell office:value-type="float" office:value="3581739">
                <text:p>3581739</text:p>
              </table:table-cell>
              <table:table-cell office:value-type="float" office:value="3019961">
                <text:p>3019961</text:p>
              </table:table-cell>
              <table:table-cell office:value-type="float" office:value="3466137">
                <text:p>3466137</text:p>
              </table:table-cell>
              <table:table-cell office:value-type="float" office:value="3209617">
                <text:p>320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2">
                <text:p>33554432</text:p>
              </table:table-cell>
              <table:table-cell office:value-type="float" office:value="3511954">
                <text:p>3511954</text:p>
              </table:table-cell>
              <table:table-cell office:value-type="float" office:value="2951777">
                <text:p>2951777</text:p>
              </table:table-cell>
              <table:table-cell office:value-type="float" office:value="3429888">
                <text:p>3429888</text:p>
              </table:table-cell>
              <table:table-cell office:value-type="float" office:value="2983789">
                <text:p>298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4cm" xlink:href="." xlink:type="simple" chart:class="chart:scatter" chart:style-name="ch1">
        <chart:title svg:x="1.619cm" svg:y="0.316cm" chart:style-name="ch2">
          <text:p>Porównanie standardowego alokatora z efektywnym alokatorem</text:p>
        </chart:title>
        <chart:subtitle svg:x="5.217cm" svg:y="1.301cm" chart:style-name="ch3">
          <text:p>dla kontenerów sekwencyjnych</text:p>
        </chart:subtitle>
        <chart:legend chart:legend-position="end" svg:x="12.274cm" svg:y="3.456cm" style:legend-expansion="high" chart:style-name="ch4"/>
        <chart:plot-area chart:style-name="ch5" chart:data-source-has-labels="both" svg:x="1.33cm" svg:y="2.19cm" svg:width="10.625cm" svg:height="5.653cm">
          <chartooo:coordinate-region svg:x="2.507cm" svg:y="2.389cm" svg:width="8.705cm" svg:height="4.807cm"/>
          <chart:axis chart:dimension="x" chart:name="primary-x" chart:style-name="ch6" chartooo:axis-type="auto">
            <chart:title svg:x="4.534cm" svg:y="8.023cm" chart:style-name="ch7">
              <text:p>Rozmiar dla alokatora * 8 [B]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735cm" chart:style-name="ch8">
              <text:p>Czas [μs]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D$2:.$D$11" chart:label-cell-address="local-table.$D$1" chart:class="chart:scatter">
            <chart:data-point chart:repeated="10"/>
          </chart:series>
          <chart:series chart:style-name="ch12" chart:values-cell-range-address="local-table.$E$2:.$E$11" chart:label-cell-address="local-table.$E$1" chart:class="chart:scatter">
            <chart:data-point chart:repeated="10"/>
          </chart:series>
          <chart:series chart:style-name="ch13" chart:values-cell-range-address="local-table.$F$2:.$F$11" chart:label-cell-address="local-table.$F$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ector standard</text:p>
              </table:table-cell>
              <table:table-cell office:value-type="string">
                <text:p>vector effective</text:p>
              </table:table-cell>
              <table:table-cell office:value-type="string">
                <text:p>list standard</text:p>
              </table:table-cell>
              <table:table-cell office:value-type="string">
                <text:p>list effect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2382">
                <text:p>52382</text:p>
              </table:table-cell>
              <table:table-cell office:value-type="float" office:value="46696">
                <text:p>46696</text:p>
              </table:table-cell>
              <table:table-cell office:value-type="float" office:value="29281">
                <text:p>29281</text:p>
              </table:table-cell>
              <table:table-cell office:value-type="float" office:value="44589">
                <text:p>445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0056">
                <text:p>50056</text:p>
              </table:table-cell>
              <table:table-cell office:value-type="float" office:value="46081">
                <text:p>46081</text:p>
              </table:table-cell>
              <table:table-cell office:value-type="float" office:value="29184">
                <text:p>29184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49881">
                <text:p>49881</text:p>
              </table:table-cell>
              <table:table-cell office:value-type="float" office:value="45521">
                <text:p>45521</text:p>
              </table:table-cell>
              <table:table-cell office:value-type="float" office:value="29188">
                <text:p>29188</text:p>
              </table:table-cell>
              <table:table-cell office:value-type="float" office:value="12110">
                <text:p>12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54353">
                <text:p>54353</text:p>
              </table:table-cell>
              <table:table-cell office:value-type="float" office:value="45598">
                <text:p>45598</text:p>
              </table:table-cell>
              <table:table-cell office:value-type="float" office:value="28928">
                <text:p>28928</text:p>
              </table:table-cell>
              <table:table-cell office:value-type="float" office:value="11937">
                <text:p>11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53980">
                <text:p>53980</text:p>
              </table:table-cell>
              <table:table-cell office:value-type="float" office:value="44925">
                <text:p>44925</text:p>
              </table:table-cell>
              <table:table-cell office:value-type="float" office:value="29117">
                <text:p>29117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55167">
                <text:p>55167</text:p>
              </table:table-cell>
              <table:table-cell office:value-type="float" office:value="44158">
                <text:p>44158</text:p>
              </table:table-cell>
              <table:table-cell office:value-type="float" office:value="28934">
                <text:p>28934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52126">
                <text:p>52126</text:p>
              </table:table-cell>
              <table:table-cell office:value-type="float" office:value="44883">
                <text:p>44883</text:p>
              </table:table-cell>
              <table:table-cell office:value-type="float" office:value="29145">
                <text:p>29145</text:p>
              </table:table-cell>
              <table:table-cell office:value-type="float" office:value="11845">
                <text:p>11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52146">
                <text:p>52146</text:p>
              </table:table-cell>
              <table:table-cell office:value-type="float" office:value="44545">
                <text:p>44545</text:p>
              </table:table-cell>
              <table:table-cell office:value-type="float" office:value="29195">
                <text:p>29195</text:p>
              </table:table-cell>
              <table:table-cell office:value-type="float" office:value="11800">
                <text:p>11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">
                <text:p>16777216</text:p>
              </table:table-cell>
              <table:table-cell office:value-type="float" office:value="54430">
                <text:p>54430</text:p>
              </table:table-cell>
              <table:table-cell office:value-type="float" office:value="43416">
                <text:p>43416</text:p>
              </table:table-cell>
              <table:table-cell office:value-type="float" office:value="29257">
                <text:p>29257</text:p>
              </table:table-cell>
              <table:table-cell office:value-type="float" office:value="13599">
                <text:p>1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2">
                <text:p>33554432</text:p>
              </table:table-cell>
              <table:table-cell office:value-type="float" office:value="51203">
                <text:p>51203</text:p>
              </table:table-cell>
              <table:table-cell office:value-type="float" office:value="44137">
                <text:p>44137</text:p>
              </table:table-cell>
              <table:table-cell office:value-type="float" office:value="28351">
                <text:p>28351</text:p>
              </table:table-cell>
              <table:table-cell office:value-type="float" office:value="13694">
                <text:p>13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